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Homework 6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Raw Grade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Abdullah</text:p>
          </table:table-cell>
          <table:table-cell office:value-type="string" calcext:value-type="string">
            <text:p>Alotaibi</text:p>
          </table:table-cell>
          <table:table-cell office:value-type="string" calcext:value-type="string">
            <text:p>aalotaib@poets.whittier.edu</text:p>
          </table:table-cell>
          <table:table-cell table:formula="of:=0/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6/16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54/54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38/4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*[.L2]+15+15*[.I2]+15*[.K2]+15+AVERAGE()*25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formula="of:=10/16" office:value-type="float" office:value="0.625" calcext:value-type="float">
            <text:p>0.62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37/54" office:value-type="float" office:value="0.685185185185185" calcext:value-type="float">
            <text:p>0.685185185185185</text:p>
          </table:table-cell>
          <table:table-cell table:formula="of:=9/10" office:value-type="float" office:value="0.9" calcext:value-type="float">
            <text:p>0.9</text:p>
          </table:table-cell>
          <table:table-cell table:formula="of:=29/4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table:formula="of:=15*[.L3]+15+15*[.I3]+15*[.K3]+15" office:value-type="float" office:value="66.1527777777778" calcext:value-type="float">
            <text:p>66.152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7/18" office:value-type="float" office:value="0.944444444444444" calcext:value-type="float">
            <text:p>0.944444444444444</text:p>
          </table:table-cell>
          <table:table-cell table:formula="of:=12/16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table:formula="of:=48/54" office:value-type="float" office:value="0.888888888888889" calcext:value-type="float">
            <text:p>0.888888888888889</text:p>
          </table:table-cell>
          <table:table-cell table:formula="of:=9/10" office:value-type="float" office:value="0.9" calcext:value-type="float">
            <text:p>0.9</text:p>
          </table:table-cell>
          <table:table-cell table:formula="of:=31/40" office:value-type="float" office:value="0.775" calcext:value-type="float">
            <text:p>0.775</text:p>
          </table:table-cell>
          <table:table-cell office:value-type="float" office:value="1" calcext:value-type="float">
            <text:p>1</text:p>
          </table:table-cell>
          <table:table-cell table:formula="of:=15*[.L4]+15+15*[.I4]+15*[.K4]+15" office:value-type="float" office:value="69.9583333333333" calcext:value-type="float">
            <text:p>69.958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number-columns-repeated="2"/>
          <table:table-cell table:formula="of:=85/100" office:value-type="float" office:value="0.85" calcext:value-type="float">
            <text:p>0.85</text:p>
          </table:table-cell>
          <table:table-cell table:formula="of:=8/10" office:value-type="float" office:value="0.8" calcext:value-type="float">
            <text:p>0.8</text:p>
          </table:table-cell>
          <table:table-cell table:formula="of:=28/4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15*[.L5]+15+15*[.I5]+15*[.K5]+15" office:value-type="float" office:value="68.25" calcext:value-type="float">
            <text:p>68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l</text:p>
          </table:table-cell>
          <table:table-cell office:value-type="string" calcext:value-type="string">
            <text:p>Fallatah</text:p>
          </table:table-cell>
          <table:table-cell office:value-type="string" calcext:value-type="string">
            <text:p>afallata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8/18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40/54" office:value-type="float" office:value="0.740740740740741" calcext:value-type="float">
            <text:p>0.740740740740741</text:p>
          </table:table-cell>
          <table:table-cell table:formula="of:=10/10" office:value-type="float" office:value="1" calcext:value-type="float">
            <text:p>1</text:p>
          </table:table-cell>
          <table:table-cell table:formula="of:=26/4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5*[.L6]+15+15*[.I6]+15*[.K6]+15" office:value-type="float" office:value="65.8611111111111" calcext:value-type="float">
            <text:p>65.86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number-columns-repeated="2"/>
          <table:table-cell table:formula="of:=46/54" office:value-type="float" office:value="0.851851851851852" calcext:value-type="float">
            <text:p>0.851851851851852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0/4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5*[.L7]+15+15*[.I7]+15*[.K7]+15" office:value-type="float" office:value="65.2777777777778" calcext:value-type="float">
            <text:p>65.2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6/18" office:value-type="float" office:value="0.888888888888889" calcext:value-type="float">
            <text:p>0.888888888888889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45/54" office:value-type="float" office:value="0.833333333333333" calcext:value-type="float">
            <text:p>0.833333333333333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30/4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5*[.L8]+15+15*[.I8]+15*[.K8]+15" office:value-type="float" office:value="68.75" calcext:value-type="float">
            <text:p>68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0/10" office:value-type="float" office:value="1" calcext:value-type="float">
            <text:p>1</text:p>
          </table:table-cell>
          <table:table-cell table:formula="of:=54/54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38/4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*[.L9]+15+15*[.I9]+15*[.K9]+15" office:value-type="float" office:value="74.25" calcext:value-type="float">
            <text:p>74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6" office:value-type="float" office:value="1" calcext:value-type="float">
            <text:p>1</text:p>
          </table:table-cell>
          <table:table-cell table:formula="of:=17/18" office:value-type="float" office:value="0.944444444444444" calcext:value-type="float">
            <text:p>0.944444444444444</text:p>
          </table:table-cell>
          <table:table-cell table:formula="of:=11/16" office:value-type="float" office:value="0.6875" calcext:value-type="float">
            <text:p>0.68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44/54" office:value-type="float" office:value="0.814814814814815" calcext:value-type="float">
            <text:p>0.814814814814815</text:p>
          </table:table-cell>
          <table:table-cell table:formula="of:=7/10"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5*[.L10]+15+15*[.I10]+15*[.K10]+15" office:value-type="float" office:value="68.4722222222222" calcext:value-type="float">
            <text:p>68.47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7/18" office:value-type="float" office:value="0.944444444444444" calcext:value-type="float">
            <text:p>0.944444444444444</text:p>
          </table:table-cell>
          <table:table-cell/>
          <table:table-cell table:formula="of:=9/10" office:value-type="float" office:value="0.9" calcext:value-type="float">
            <text:p>0.9</text:p>
          </table:table-cell>
          <table:table-cell table:formula="of:=92.5/100" office:value-type="float" office:value="0.925" calcext:value-type="float">
            <text:p>0.925</text:p>
          </table:table-cell>
          <table:table-cell table:formula="of:=9/10" office:value-type="float" office:value="0.9" calcext:value-type="float">
            <text:p>0.9</text:p>
          </table:table-cell>
          <table:table-cell table:formula="of:=36/4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5*[.L11]+15+15*[.I11]+15*[.K11]+15" office:value-type="float" office:value="72.375" calcext:value-type="float">
            <text:p>72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/>
          <table:table-cell table:formula="of:=9/10" office:value-type="float" office:value="0.9" calcext:value-type="float">
            <text:p>0.9</text:p>
          </table:table-cell>
          <table:table-cell table:formula="of:=40/54" office:value-type="float" office:value="0.740740740740741" calcext:value-type="float">
            <text:p>0.740740740740741</text:p>
          </table:table-cell>
          <table:table-cell office:value-type="float" office:value="0" calcext:value-type="float">
            <text:p>0</text:p>
          </table:table-cell>
          <table:table-cell table:formula="of:=23/40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15*[.L12]+15+15*[.I12]+15*[.K12]+15" office:value-type="float" office:value="64.7361111111111" calcext:value-type="float">
            <text:p>64.736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Piner</text:p>
          </table:table-cell>
          <table:table-cell office:value-type="string" calcext:value-type="string">
            <text:p>lpiner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8/18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54/54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40/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5*[.L13]+15+15*[.I13]+15*[.K13]+15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iva</text:p>
          </table:table-cell>
          <table:table-cell office:value-type="string" calcext:value-type="string">
            <text:p>Piner</text:p>
          </table:table-cell>
          <table:table-cell office:value-type="string" calcext:value-type="string">
            <text:p>vpiner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54/54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35/4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5*[.L14]+15+15*[.I14]+15*[.K14]+15" office:value-type="float" office:value="73.125" calcext:value-type="float">
            <text:p>73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formula="of:=12/16" office:value-type="float" office:value="0.75" calcext:value-type="float">
            <text:p>0.75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0.8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34/4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5*[.L15]+15+15*[.I15]+15*[.K15]+15" office:value-type="float" office:value="70.5" calcext:value-type="float">
            <text:p>7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15*[.L16]+15+15*[.I16]+15*[.K16]+15" office:value-type="float" office:value="58.5" calcext:value-type="float">
            <text:p>5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8" office:value-type="float" office:value="0.888888888888889" calcext:value-type="float">
            <text:p>0.888888888888889</text:p>
          </table:table-cell>
          <table:table-cell/>
          <table:table-cell table:formula="of:=8/10" office:value-type="float" office:value="0.8" calcext:value-type="float">
            <text:p>0.8</text:p>
          </table:table-cell>
          <table:table-cell table:formula="of:=88/100" office:value-type="float" office:value="0.88" calcext:value-type="float">
            <text:p>0.88</text:p>
          </table:table-cell>
          <table:table-cell table:formula="of:=10/10" office:value-type="float" office:value="1" calcext:value-type="float">
            <text:p>1</text:p>
          </table:table-cell>
          <table:table-cell table:formula="of:=31/40" office:value-type="float" office:value="0.775" calcext:value-type="float">
            <text:p>0.775</text:p>
          </table:table-cell>
          <table:table-cell office:value-type="float" office:value="1" calcext:value-type="float">
            <text:p>1</text:p>
          </table:table-cell>
          <table:table-cell table:formula="of:=15*[.L17]+15+15*[.I17]+15*[.K17]+15" office:value-type="float" office:value="69.825" calcext:value-type="float">
            <text:p>69.8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 </text:p>
        </style:region-left>
        <style:region-right>
          <text:p><text:date style:data-style-name="N2" text:date-value="2021-12-09">00/00/0000</text:date>, <text:time style:data-style-name="N2" text:time-value="17:06:53.387218037">00:00:00</text:time><text:s/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3.2$Linux_X86_64 LibreOffice_project/20$Build-2</meta:generator>
    <meta:initial-creator>Jordan Hanson</meta:initial-creator>
    <meta:creation-date>2021-09-16T12:21:46</meta:creation-date>
    <dc:date>2021-12-09T17:12:53.233144118</dc:date>
    <meta:editing-duration>PT11H10M42S</meta:editing-duration>
    <meta:editing-cycles>91</meta:editing-cycles>
    <meta:document-statistic meta:table-count="1" meta:cell-count="211" meta:object-count="0"/>
  </office:meta>
</office:document-meta>
</file>